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5" table:default-cell-style-name="Default"/>
        <table:table-row table:style-name="ro1">
          <table:table-cell/>
          <table:table-cell office:value-type="string" calcext:value-type="string">
            <text:p>Deutsch</text:p>
          </table:table-cell>
          <table:table-cell table:number-columns-repeated="6"/>
          <table:table-cell office:value-type="string" calcext:value-type="string">
            <text:p>Englisch</text:p>
          </table:table-cell>
          <table:table-cell table:number-columns-repeated="5"/>
          <table:table-cell office:value-type="string" calcext:value-type="string">
            <text:p>Übersetzung</text:p>
          </table:table-cell>
        </table:table-row>
        <table:table-row table:style-name="ro1">
          <table:table-cell office:value-type="string" calcext:value-type="string">
            <text:p>Zeilennummer 1087: "* Ugh, macht das Tor auf!/%",</text:p>
          </table:table-cell>
          <table:table-cell table:number-columns-repeated="6"/>
          <table:table-cell table:style-name="ce1" office:value-type="string" calcext:value-type="string">
            <text:p>Zeilennummer 1087: "* Ugh, open up you stupid door!/%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087: "* Oh, wunderbar.&amp;* IHR SEIDS./",</text:p>
          </table:table-cell>
          <table:table-cell table:number-columns-repeated="6"/>
          <table:table-cell office:value-type="string" calcext:value-type="string">
            <text:p>Zeilennummer 1087: "* Oh, great.&amp;* It's YOU GUYS.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087: "* Susie^1!&amp;* Wir waren um dich besorgt!/",</text:p>
          </table:table-cell>
          <table:table-cell table:number-columns-repeated="6"/>
          <table:table-cell office:value-type="string" calcext:value-type="string">
            <text:p>Zeilennummer 1087: "* Susie^1!&amp;* We were ever so worried about you!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087: "\\E1* ... ühm^1, Wie kammst du an den Stacheln vorbei?/",</text:p>
          </table:table-cell>
          <table:table-cell table:number-columns-repeated="6"/>
          <table:table-cell office:value-type="string" calcext:value-type="string">
            <text:p>Zeilennummer 1087: "\\E1* ... um^1, how'd you get past those spikes before?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087: "* Bin durch gelaufen./",</text:p>
          </table:table-cell>
          <table:table-cell table:number-columns-repeated="6"/>
          <table:table-cell office:value-type="string" calcext:value-type="string">
            <text:p>Zeilennummer 1087: "* Walked through 'em.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087: "\\E0* Aber dieses Tor..^1.&amp;* Stinkt./",</text:p>
          </table:table-cell>
          <table:table-cell table:number-columns-repeated="6"/>
          <table:table-cell office:value-type="string" calcext:value-type="string">
            <text:p>Zeilennummer 1087: "\\E0* But this door..^1.&amp;* Sucks.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087: "* Aww^1, keine Sorge^1, Susie!/",</text:p>
          </table:table-cell>
          <table:table-cell table:number-columns-repeated="6"/>
          <table:table-cell office:value-type="string" calcext:value-type="string">
            <text:p>Zeilennummer 1087: "* Aww^1, don't worry^1, Susie!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087: "\\E0* Das Tor geht mit einem Puzzle auf!/",</text:p>
          </table:table-cell>
          <table:table-cell table:number-columns-repeated="6"/>
          <table:table-cell office:value-type="string" calcext:value-type="string">
            <text:p>Zeilennummer 1087: "\\E0* It'll open after we solve the puzzle over there!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087: "* Nice^1,&amp;* sagt mir bescheid wenn ihr fertig seid./",</text:p>
          </table:table-cell>
          <table:table-cell table:number-columns-repeated="6"/>
          <table:table-cell office:value-type="string" calcext:value-type="string">
            <text:p>Zeilennummer 1087: "* Nice^1.&amp;* Tell me when you finish it.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087: "* Uh^1, Susie^1.&amp;* Wir brauchen aber deine Hilfe./",</text:p>
          </table:table-cell>
          <table:table-cell table:number-columns-repeated="6"/>
          <table:table-cell office:value-type="string" calcext:value-type="string">
            <text:p>Zeilennummer 1087: "* Uh^1, Susie^1.&amp;* We need YOU to finish it.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087: "\\E8* Manchmal^1, schaffen wir es nur zu dritt weiter./",</text:p>
          </table:table-cell>
          <table:table-cell table:number-columns-repeated="6"/>
          <table:table-cell office:value-type="string" calcext:value-type="string">
            <text:p>Zeilennummer 1087: "\\E8* Sometimes^1, proceeding will take all 3 of us.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087: "\\E1* Und Ohne Kris' hilfe^1,.../",</text:p>
          </table:table-cell>
          <table:table-cell table:number-columns-repeated="6"/>
          <table:table-cell office:value-type="string" calcext:value-type="string">
            <text:p>Zeilennummer 1087: "\\E1* Furthermore^1, only Kris can seal the DARK FOUNTAIN...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087: "\\E6* kommst du nicht nach Hause!/",</text:p>
          </table:table-cell>
          <table:table-cell table:number-columns-repeated="6"/>
          <table:table-cell office:value-type="string" calcext:value-type="string">
            <text:p>Zeilennummer 1087: "\\E6* So if you don't accompany us^1, you won't make it home!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087: "* .../",</text:p>
          </table:table-cell>
          <table:table-cell table:number-columns-repeated="6"/>
          <table:table-cell office:value-type="string" calcext:value-type="string">
            <text:p>Zeilennummer 1087: "* ...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087: "* Du sagst also ich MUSS bei euch bleiben./",</text:p>
          </table:table-cell>
          <table:table-cell table:number-columns-repeated="6"/>
          <table:table-cell office:value-type="string" calcext:value-type="string">
            <text:p>Zeilennummer 1087: "* So you're saying I HAVE to stick with you guys.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087: "* Jep!/",</text:p>
          </table:table-cell>
          <table:table-cell table:number-columns-repeated="6"/>
          <table:table-cell office:value-type="string" calcext:value-type="string">
            <text:p>Zeilennummer 1087: "* Yep!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087: "* .../%",</text:p>
          </table:table-cell>
          <table:table-cell table:number-columns-repeated="6"/>
          <table:table-cell office:value-type="string" calcext:value-type="string">
            <text:p>Zeilennummer 1087: "* .../%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087: "* Lasst es uns hinter uns bringen./",</text:p>
          </table:table-cell>
          <table:table-cell table:number-columns-repeated="6"/>
          <table:table-cell office:value-type="string" calcext:value-type="string">
            <text:p>Zeilennummer 1087: "* Let's just get this over with.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087: "* Yahoo^1! Susie betritt die Party erneut^1!&amp;* Startet den Jubelchor!/%",</text:p>
          </table:table-cell>
          <table:table-cell table:number-columns-repeated="6"/>
          <table:table-cell office:value-type="string" calcext:value-type="string">
            <text:p>Zeilennummer 1087: "* Yahoo^1! Susie's back on the team^1!&amp;* Cue the fanfare!/%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087: "* Susie betritt deine Gruppe! <text:s text:c="5"/>%%",</text:p>
          </table:table-cell>
          <table:table-cell table:number-columns-repeated="6"/>
          <table:table-cell office:value-type="string" calcext:value-type="string">
            <text:p>Zeilennummer 1087: "* Susie joined the party! <text:s text:c="5"/>%%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087: "* .../%",</text:p>
          </table:table-cell>
          <table:table-cell table:number-columns-repeated="6"/>
          <table:table-cell office:value-type="string" calcext:value-type="string">
            <text:p>Zeilennummer 1087: "* .../%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087: "* Susie nimmt Abstand, damit niemand denkt,^1 dass Ihr euch kennt! <text:s/>%%",</text:p>
          </table:table-cell>
          <table:table-cell table:number-columns-repeated="6"/>
          <table:table-cell office:value-type="string" calcext:value-type="string">
            <text:p>Zeilennummer 1087: "* Susie follows at a distance such that no one can tell she's associated! %%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087: "* (Oh^1, Kris! ich merke grade, Susie hat ja das Tutoriel verpasst!)/",</text:p>
          </table:table-cell>
          <table:table-cell table:number-columns-repeated="6"/>
          <table:table-cell office:value-type="string" calcext:value-type="string">
            <text:p>Zeilennummer 1087: "* (Oh^1, Kris! I just realized Susie missed the tutorial!)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087: "\\E8* (Wir sollten Ihr bald mal zeigen^1, wie man \\cYACT\\cWet!) /",</text:p>
          </table:table-cell>
          <table:table-cell table:number-columns-repeated="6"/>
          <table:table-cell office:value-type="string" calcext:value-type="string">
            <text:p>Zeilennummer 1087: "\\E8* (Next battle^1, we should show her how to ACT!)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087: "\\E0* (ich denke, dass ihr das gefallen wird!)/%",</text:p>
          </table:table-cell>
          <table:table-cell table:number-columns-repeated="6"/>
          <table:table-cell office:value-type="string" calcext:value-type="string">
            <text:p>Zeilennummer 1087: "\\E0* (I think she might really enjoy that!)/%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087: "* (Oh^1, Kris! Susie hat niemals ein Tutorial erhalten!)/",</text:p>
          </table:table-cell>
          <table:table-cell table:number-columns-repeated="6"/>
          <table:table-cell office:value-type="string" calcext:value-type="string">
            <text:p>Zeilennummer 1087: "* (Oh^1, Kris! Susie never got a tutorial either!)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087: "\\E8* (Bald^1, sollten wir ihr zeigen wie man \\cYACT\\yWet!)/",</text:p>
          </table:table-cell>
          <table:table-cell table:number-columns-repeated="6"/>
          <table:table-cell office:value-type="string" calcext:value-type="string">
            <text:p>Zeilennummer 1087: "\\E8* (Next battle^1, we should show her how to ACT!)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087: "\\E0* (ich denke, dass ihr das gefallen wird!)/%",</text:p>
          </table:table-cell>
          <table:table-cell table:number-columns-repeated="6"/>
          <table:table-cell office:value-type="string" calcext:value-type="string">
            <text:p>Zeilennummer 1087: "\\E0* (I think she might really enjoy that!)/%",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6-18T20:45:32.248000000</meta:creation-date>
    <dc:date>2023-06-18T20:47:16.447000000</dc:date>
    <meta:editing-duration>PT1M44S</meta:editing-duration>
    <meta:editing-cycles>1</meta:editing-cycles>
    <meta:document-statistic meta:table-count="1" meta:cell-count="59" meta:object-count="0"/>
    <meta:generator>LibreOffice/7.4.3.2$Windows_X86_64 LibreOffice_project/1048a8393ae2eeec98dff31b5c133c5f1d08b890</meta:generator>
  </office:meta>
</office:document-meta>
</file>